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2e06b" officeooo:paragraph-rsid="0012e06b"/>
    </style:style>
    <style:style style:name="P2" style:family="paragraph" style:parent-style-name="Standard">
      <style:text-properties officeooo:rsid="0012e06b" officeooo:paragraph-rsid="001514a9"/>
    </style:style>
    <style:style style:name="P3" style:family="paragraph" style:parent-style-name="Standard">
      <style:text-properties officeooo:rsid="001514a9" officeooo:paragraph-rsid="001514a9"/>
    </style:style>
    <style:style style:name="P4" style:family="paragraph" style:parent-style-name="Standard">
      <style:text-properties officeooo:rsid="001514a9" officeooo:paragraph-rsid="001599dc"/>
    </style:style>
    <style:style style:name="T1" style:family="text">
      <style:text-properties officeooo:rsid="00140056"/>
    </style:style>
    <style:style style:name="T2" style:family="text">
      <style:text-properties officeooo:rsid="001599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ETHOD MISSING </text:p>
      <text:p text:style-name="P1">Good Morning !!!!! Today let us discuss how to handle methods which are not defined using method_missing() magic of metaprogramming.what happens when you go to a house and enquire about people who is not present <text:s/>in the house definitely they will say “no person in that name here” same in ruby when you call a method which is not really present ,ruby searches it in base class and searches up to ancestor chain up to object and then enters in to kernel.if ruby does not find the method anywhere then it admit the failure by surrendering in to method_missing() method which is instance method of Kernel .which every object inherits . It will throw you “No Method error”</text:p>
      <text:p text:style-name="P1"/>
      <text:p text:style-name="P1">but we are fortunate to use Ruby which provide metaprogramming features to handle method that really doesnt exist by overriding method_missing() .</text:p>
      <text:p text:style-name="P2"/>
      <text:p text:style-name="P2">GHOST METHODS </text:p>
      <text:p text:style-name="P2">*call to methods that really doesnt exist ,method_missing() <text:span text:style-name="T1">handles the method and </text:span>perfroms the <text:span text:style-name="T1">necessaary </text:span>action th<text:span text:style-name="T1">e</text:span>s<text:span text:style-name="T1">e</text:span> are called ghost methods </text:p>
      <text:p text:style-name="P2">"if they ask you something and you dont understand do this" </text:p>
      <text:p text:style-name="P2"/>
      <text:p text:style-name="P1"/>
      <text:p text:style-name="P1">class Hunter </text:p>
      <text:p text:style-name="P1"><text:tab/>def method_missing(method_name,*args) </text:p>
      <text:p text:style-name="P1"><text:s/><text:tab/> <text:s/>puts " name #{method_name} and his weight,height : (#{args.join(',')})" </text:p>
      <text:p text:style-name="P1"><text:s/><text:tab/> <text:s/>puts "block is presend" if block_given? </text:p>
      <text:p text:style-name="P1"><text:tab/>end </text:p>
      <text:p text:style-name="P1">end </text:p>
      <text:p text:style-name="P1"/>
      <text:p text:style-name="P1">hunt=Hunter.new </text:p>
      <text:p text:style-name="P1">hunt.vinod 82,180 do </text:p>
      <text:p text:style-name="P1">puts "this is block" </text:p>
      <text:p text:style-name="P1">end </text:p>
      <text:p text:style-name="P1"/>
      <text:p text:style-name="P1"/>
      <text:p text:style-name="P1"><text:s/></text:p>
      <text:p text:style-name="P1"/>
      <text:p text:style-name="P1">Dynamic Proxy </text:p>
      <text:p text:style-name="P1"/>
      <text:p text:style-name="P3">wrapping a object or service and forwarding method calls to the wrapped item is called Dynamic proxy.</text:p>
      <text:p text:style-name="P3">Here in below example we are refactoring the organization puzzle using method_missing and wrapping up the object and calling method in datasource to the wrapped item this is Dynamic proxy.</text:p>
      <text:p text:style-name="P2"/>
      <text:p text:style-name="P3">class DataSource <text:s/>#DataSource where it stores the information about resources and project of every domain</text:p>
      <text:p text:style-name="P3"/>
      <text:p text:style-name="P3"><text:s/>def get_ruby_resource(location_id)</text:p>
      <text:p text:style-name="P3"><text:s/><text:tab/>"23"</text:p>
      <text:p text:style-name="P3"><text:s/>end</text:p>
      <text:p text:style-name="P3"/>
      <text:p text:style-name="P3"><text:s/>def get_ruby_projects(location_id)</text:p>
      <text:p text:style-name="P3"><text:s/><text:tab/>"Clear trip,Twitter,Github"</text:p>
      <text:p text:style-name="P3"><text:s/>end</text:p>
      <text:p text:style-name="P3"><text:soft-page-break/><text:s/></text:p>
      <text:p text:style-name="P3"><text:s/>def get_java_resource(location_id)</text:p>
      <text:p text:style-name="P3"><text:s/><text:tab/>"50"</text:p>
      <text:p text:style-name="P3"><text:s/>end</text:p>
      <text:p text:style-name="P3"/>
      <text:p text:style-name="P3"><text:s/>def get_java_projects(location_id)</text:p>
      <text:p text:style-name="P3"><text:s/><text:tab/>"flipkart,google+"</text:p>
      <text:p text:style-name="P3"><text:s/>end</text:p>
      <text:p text:style-name="P3"/>
      <text:p text:style-name="P3"><text:s/>def get_php_resource(location_id)</text:p>
      <text:p text:style-name="P3"><text:s/><text:tab/>"43"</text:p>
      <text:p text:style-name="P3"><text:s/>end</text:p>
      <text:p text:style-name="P3"/>
      <text:p text:style-name="P3"><text:s/>def get_php_projects(location_id)</text:p>
      <text:p text:style-name="P3"><text:s/><text:tab/>"facebook,orkut"</text:p>
      <text:p text:style-name="P3"><text:s/>end</text:p>
      <text:p text:style-name="P3"/>
      <text:p text:style-name="P3">end</text:p>
      <text:p text:style-name="P3"/>
      <text:p text:style-name="P3">class RefDomain</text:p>
      <text:p text:style-name="P3"/>
      <text:p text:style-name="P3"><text:tab/></text:p>
      <text:p text:style-name="P3"><text:tab/>def initialize(location_id,data_source)</text:p>
      <text:p text:style-name="P3"><text:tab/><text:tab/>@id=location_id</text:p>
      <text:p text:style-name="P3"><text:tab/><text:tab/>@ds=data_source</text:p>
      <text:p text:style-name="P3"><text:tab/><text:tab/>#@ds.methods.grep(/^get_(.*)_projects$/){ RefDomain.define_domain $1 } <text:s/>#here grep filets the methods to matches the particular pattern and stores in $1</text:p>
      <text:p text:style-name="P3"><text:tab/>end</text:p>
      <text:p text:style-name="P3"/>
      <text:p text:style-name="P3"><text:tab/>def method_missing(name)</text:p>
      <text:p text:style-name="P3"><text:tab/><text:tab/>super if !@ds.respond_to?("get_#{name}_resource")</text:p>
      <text:p text:style-name="P4"><text:tab/><text:tab/>resource=@ds.send "get_#{name}_resource",@id <text:span text:style-name="T2">#Dynamic proxy</text:span> </text:p>
      <text:p text:style-name="P4"><text:tab/><text:tab/>ojects=@ds.send "get_#{name}_projects",@id</text:p>
      <text:p text:style-name="P3"><text:tab/><text:tab/>conclusion="#{name.to_s.upcase!}:#{resource} resources and #{projects}"</text:p>
      <text:p text:style-name="P3"><text:tab/><text:tab/>return "enough #{conclusion}" if resource.to_i &gt;30</text:p>
      <text:p text:style-name="P3"><text:tab/><text:tab/>conclusion</text:p>
      <text:p text:style-name="P3"><text:tab/>end</text:p>
      <text:p text:style-name="P3"><text:tab/></text:p>
      <text:p text:style-name="P3">end</text:p>
      <text:p text:style-name="P3">d=RefDomain.new(2,DataSource.new)</text:p>
      <text:p text:style-name="P3">puts d.ruby # &gt; RUBY:23 resources and Clear trip,Twitter,Github</text:p>
      <text:p text:style-name="P3">puts d.java # &gt; enough JAVA:50 resources and flipkart,google+</text:p>
      <text:p text:style-name="P3">puts d.php # &gt; enough PHP:43 resources and facebook,orkut</text:p>
      <text:p text:style-name="P3">puts d.ne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3T09:45:50.963234257</meta:creation-date>
    <dc:date>2014-02-04T09:26:23.722331564</dc:date>
    <meta:editing-duration>PT1M54S</meta:editing-duration>
    <meta:editing-cycles>3</meta:editing-cycles>
    <meta:generator>LibreOffice/4.1.3.2$Linux_X86_64 LibreOffice_project/410m0$Build-2</meta:generator>
    <meta:document-statistic meta:table-count="0" meta:image-count="0" meta:object-count="0" meta:page-count="2" meta:paragraph-count="63" meta:word-count="375" meta:character-count="2820" meta:non-whitespace-character-count="2425"/>
  </office:meta>
</office:document-meta>
</file>